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09C7EF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lyt-brown-title">
      <style:graphic-properties draw:auto-grow-height="true" fo:min-height="3.507cm"/>
    </style:style>
    <style:style style:name="pr2" style:family="presentation" style:parent-style-name="lyt-brown-notes">
      <style:graphic-properties draw:fill-color="#ffffff" draw:auto-grow-height="true" fo:min-height="12.573cm"/>
    </style:style>
    <style:style style:name="pr3" style:family="presentation" style:parent-style-name="lyt-brown-title">
      <style:graphic-properties fo:min-height="3.256cm"/>
    </style:style>
    <style:style style:name="pr4" style:family="presentation" style:parent-style-name="lyt-brown-subtitle">
      <style:graphic-properties draw:fill-color="#ffffff" fo:min-height="13.61cm"/>
    </style:style>
    <style:style style:name="pr5" style:family="presentation" style:parent-style-name="lyt-brown-notes">
      <style:graphic-properties draw:fill-color="#ffffff" fo:min-height="12.322cm"/>
    </style:style>
    <style:style style:name="P1" style:family="paragraph">
      <style:text-properties fo:color="#ffffff" fo:font-size="26pt" style:font-size-asian="26pt" style:font-size-complex="26pt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center"/>
      <style:text-properties fo:color="#ffffff" fo:font-size="26pt" style:font-size-asian="26pt" style:font-size-complex="26pt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/>
    </style:style>
    <style:style style:name="T4" style:family="text">
      <style:text-properties fo:color="#ffffff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draw:style-name="gr1" draw:text-style-name="P1" draw:layer="layout" svg:width="6.433cm" svg:height="1.276cm" svg:x="2.54cm" svg:y="4.445cm">
          <draw:text-box>
            <text:p><text:span text:style-name="T1">Memory Verse</text:span></text:p>
          </draw:text-box>
        </draw:frame>
        <draw:frame draw:style-name="gr1" draw:text-style-name="P1" draw:layer="layout" svg:width="9.549cm" svg:height="1.276cm" svg:x="2.54cm" svg:y="6.985cm">
          <draw:text-box>
            <text:p><text:span text:style-name="T1">Next Special Project? </text:span></text:p>
          </draw:text-box>
        </draw:frame>
        <draw:frame draw:style-name="gr1" draw:text-style-name="P1" draw:layer="layout" svg:width="8.63cm" svg:height="1.276cm" svg:x="2.54cm" svg:y="9.525cm">
          <draw:text-box>
            <text:p><text:span text:style-name="T1">Review, Hebrews 3 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emory Verse</text:p>
          </draw:text-box>
        </draw:frame>
        <draw:frame presentation:style-name="pr4" draw:text-style-name="P3" draw:layer="layout" svg:width="25.199cm" svg:height="13.61cm" svg:x="1.4cm" svg:y="5.039cm" presentation:class="subtitle">
          <draw:text-box>
            <text:p text:style-name="P2"><text:span text:style-name="T2">Hebrews 1:1, 2 </text:span></text:p>
            <text:p><text:span text:style-name="T2">1 ____ __, at many ____ and in ____ ways, ___ spoke to our fathers by the prophets, 2 but in ____ ___ ___ he has spoken to us by his ___, whom he appointed the ___ of all things, through whom also he _______ the world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ebrews 3</text:p>
          </draw:text-box>
        </draw:frame>
        <draw:frame draw:style-name="gr1" draw:text-style-name="P1" draw:layer="layout" svg:width="22.321cm" svg:height="2.301cm" svg:x="3.175cm" svg:y="5.589cm">
          <draw:text-box>
            <text:p text:style-name="P4"><text:span text:style-name="T3">Key point: Jesus is our end all, beat all example in life</text:span></text:p>
            <text:p text:style-name="P4"><text:span text:style-name="T3">to neglect Him, is to abandon God.</text:span></text:p>
          </draw:text-box>
        </draw:frame>
        <draw:frame draw:style-name="gr1" draw:text-style-name="P5" draw:layer="layout" svg:width="3.821cm" svg:height="1.673cm" svg:x="3.175cm" svg:y="9.525cm">
          <draw:text-box>
            <text:p text:style-name="P4"><text:span text:style-name="T4">Jesus</text:span></text:p>
          </draw:text-box>
        </draw:frame>
        <draw:frame draw:style-name="gr1" draw:text-style-name="P5" draw:layer="layout" svg:width="4.244cm" svg:height="1.673cm" svg:x="15.875cm" svg:y="9.525cm">
          <draw:text-box>
            <text:p text:style-name="P4"><text:span text:style-name="T4">Moses</text:span></text:p>
          </draw:text-box>
        </draw:frame>
        <draw:frame draw:style-name="gr1" draw:text-style-name="P1" draw:id="id1" draw:layer="layout" svg:width="7.402cm" svg:height="1.276cm" svg:x="3.469cm" svg:y="12.059cm">
          <draw:text-box>
            <text:p text:style-name="P4"><text:span text:style-name="T3">Faithful as a Son</text:span></text:p>
          </draw:text-box>
        </draw:frame>
        <draw:frame draw:style-name="gr1" draw:text-style-name="P1" draw:id="id3" draw:layer="layout" svg:width="6.022cm" svg:height="2.301cm" svg:x="3.503cm" svg:y="13.97cm">
          <draw:text-box>
            <text:p text:style-name="P4"><text:span text:style-name="T3">Speaks life to</text:span></text:p>
            <text:p text:style-name="P4"><text:span text:style-name="T3">the obedient</text:span></text:p>
          </draw:text-box>
        </draw:frame>
        <draw:frame draw:style-name="gr1" draw:text-style-name="P1" draw:id="id2" draw:layer="layout" svg:width="8.935cm" svg:height="1.276cm" svg:x="15.875cm" svg:y="12.065cm">
          <draw:text-box>
            <text:p text:style-name="P4"><text:span text:style-name="T3">Faithful as a Servant</text:span></text:p>
          </draw:text-box>
        </draw:frame>
        <draw:frame draw:style-name="gr1" draw:text-style-name="P1" draw:id="id4" draw:layer="layout" svg:width="5.815cm" svg:height="2.301cm" svg:x="15.775cm" svg:y="14.209cm">
          <draw:text-box>
            <text:p text:style-name="P4"><text:span text:style-name="T3">Spoke life to </text:span></text:p>
            <text:p text:style-name="P4"><text:span text:style-name="T3">the obedient</text:span></text:p>
          </draw:text-box>
        </draw:frame>
        <draw:frame draw:style-name="gr1" draw:text-style-name="P5" draw:id="id5" draw:layer="layout" svg:width="18.426cm" svg:height="1.673cm" svg:x="5.08cm" svg:y="18.012cm">
          <draw:text-box>
            <text:p text:style-name="P6"><text:span text:style-name="T4">The Lesson of the Israelites is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2" smil:attributeName="visibility" smil:to="visible"/>
                  <anim:transitionFilter smil:dur="2s" smil:targetElement="id2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ebrews 3 Con't.</text:p>
          </draw:text-box>
        </draw:frame>
        <draw:frame draw:style-name="gr1" draw:text-style-name="P1" draw:layer="layout" svg:width="21.614cm" svg:height="1.276cm" svg:x="1.905cm" svg:y="5.035cm">
          <draw:text-box>
            <text:p text:style-name="P1">God's promises to reward the faithful will be fulfilled.</text:p>
          </draw:text-box>
        </draw:frame>
        <draw:frame draw:style-name="gr1" draw:text-style-name="P1" draw:layer="layout" svg:width="6.264cm" svg:height="1.673cm" svg:x="10.868cm" svg:y="8.255cm">
          <draw:text-box>
            <text:p text:style-name="P1"><text:span text:style-name="T4">Therefore</text:span><text:span text:style-name="T3">:</text:span></text:p>
          </draw:text-box>
        </draw:frame>
        <draw:frame draw:style-name="gr1" draw:text-style-name="P7" draw:id="id6" draw:layer="layout" svg:width="8.939cm" svg:height="1.276cm" svg:x="9.531cm" svg:y="10.795cm">
          <draw:text-box>
            <text:p text:style-name="P7">Take care to believe.</text:p>
          </draw:text-box>
        </draw:frame>
        <draw:frame draw:style-name="gr1" draw:text-style-name="P1" draw:id="id7" draw:layer="layout" svg:width="8.528cm" svg:height="1.276cm" svg:x="9.887cm" svg:y="12.694cm">
          <draw:text-box>
            <text:p text:style-name="P1">Exhort one another.</text:p>
          </draw:text-box>
        </draw:frame>
        <draw:frame draw:style-name="gr1" draw:text-style-name="P1" draw:id="id8" draw:layer="layout" svg:width="15.42cm" svg:height="1.276cm" svg:x="6.35cm" svg:y="14.605cm">
          <draw:text-box>
            <text:p text:style-name="P1">Hold firm to your original confidence.</text:p>
          </draw:text-box>
        </draw:frame>
        <draw:frame draw:style-name="gr1" draw:text-style-name="P1" draw:id="id9" draw:layer="layout" svg:width="9.261cm" svg:height="1.276cm" svg:x="9.242cm" svg:y="16.703cm">
          <draw:text-box>
            <text:p text:style-name="P1">Hear, and don't rebel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or Next week:</text:p>
          </draw:text-box>
        </draw:frame>
        <draw:frame draw:style-name="gr1" draw:text-style-name="P1" draw:layer="layout" svg:width="8.478cm" svg:height="1.276cm" svg:x="2.425cm" svg:y="8.255cm">
          <draw:text-box>
            <text:p><text:span text:style-name="T1">Be Ready to review</text:span></text:p>
          </draw:text-box>
        </draw:frame>
        <draw:frame draw:style-name="gr1" draw:text-style-name="P1" draw:layer="layout" svg:width="6.433cm" svg:height="1.276cm" svg:x="1.905cm" svg:y="10.671cm">
          <draw:text-box>
            <text:p><text:span text:style-name="T1">Memory Vers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4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rown" style:page-layout-name="PM1" draw:style-name="Mdp1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1"><text:page-number>4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30T16:54:05</meta:creation-date>
    <meta:editing-duration>PT01H16M01S</meta:editing-duration>
    <meta:editing-cycles>10</meta:editing-cycles>
    <dc:date>2009-10-18T16:44:55</dc:date>
    <meta:generator>OpenOffice.org/3.0$Unix OpenOffice.org_project/300m15$Build-9379</meta:generator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